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5.00%" fo:text-align="left" fo:margin-left="35.40pt" fo:text-indent="35.40pt" fo:margin-bottom="8.00pt"/>
    </style: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left="35.40pt" fo:text-indent="35.40pt" fo:margin-bottom="8.00pt"/>
    </style: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left="35.40pt" fo:text-indent="35.40pt" fo:margin-bottom="8.00pt"/>
    </style:style>
    <style:style style:name="P8" style:family="paragraph">
      <style:paragraph-properties fo:line-height="105.00%" fo:text-align="left" fo:margin-bottom="8.00pt"/>
    </style:style>
    <style:style style:name="P9" style:family="paragraph">
      <style:paragraph-properties fo:line-height="105.00%" fo:text-align="left" fo:margin-left="35.40pt" fo:text-indent="35.40pt" fo:margin-bottom="8.00pt"/>
    </style:style>
    <style:style style:name="P10" style:family="paragraph">
      <style:paragraph-properties fo:line-height="105.00%" fo:text-align="left" fo:margin-bottom="8.00pt"/>
    </style:style>
    <style:style style:name="P11" style:family="paragraph">
      <style:paragraph-properties fo:line-height="105.00%" fo:text-align="left" fo:margin-left="35.40pt" fo:text-indent="35.40pt" fo:margin-bottom="8.00pt"/>
    </style:style>
    <style:style style:name="P12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SCENARIOS</text:span></text:p>
      <text:p text:style-name="P2"><text:span text:style-name="T2"/></text:p>
      <text:p text:style-name="P2"><text:span text:style-name="T3">1.</text:span></text:p>
      <text:p text:style-name="P2"><text:span text:style-name="T3">TITRE :<text:s/></text:span><text:span text:style-name="T4">Créer une machine virtuelle.</text:span></text:p>
      <text:p text:style-name="P2"><text:span text:style-name="T5">OBJECTIF :<text:s/></text:span><text:span text:style-name="T6">Pouvoir créer une machine pour l’utiliser dans un réseau.</text:span></text:p>
      <text:p text:style-name="P2"><text:span text:style-name="T7">ACTEURS :<text:s/></text:span><text:span text:style-name="T8">L’utilisateur.</text:span></text:p>
      <text:p text:style-name="P2"><text:span text:style-name="T9">TYPE :<text:s/></text:span><text:span text:style-name="T10">Scénario nominale.</text:span></text:p>
      <text:p text:style-name="P2"><text:span text:style-name="T11">PRECONDITIONS :<text:s/></text:span><text:span text:style-name="T12">Il faut avoir lancé le logiciel.</text:span></text:p>
      <text:p text:style-name="P2"><text:span text:style-name="T13">POSTCONDITIONS :<text:s/></text:span><text:span text:style-name="T14">La machine est créée.</text:span></text:p>
      <text:p text:style-name="P2"><text:span text:style-name="T15">DESCRIPTIF : </text:span></text:p>
      <text:p text:style-name="P3"><text:span text:style-name="T16">1. L’utilisateur clique sur l’icône de la machine.</text:span></text:p>
      <text:p text:style-name="P3"><text:span text:style-name="T16">2. L’utilisateur déplace l’icône sur la zone qui représente le réseau.</text:span></text:p>
      <text:p text:style-name="P3"><text:span text:style-name="T16">3. L’utilisateur saisi l’adresse IP4 et/ou IP6 de la machine.</text:span></text:p>
      <text:p text:style-name="P3"><text:span text:style-name="T16">4. L’utilisateur saisi le masque 4 et/ou 6 de la machine.</text:span></text:p>
      <text:p text:style-name="P4"><text:span text:style-name="T17">FLUX ALTERNATIFS :</text:span></text:p>
      <text:p text:style-name="P4"><text:span text:style-name="T17"><text:tab/><text:tab/></text:span><text:span text:style-name="T18">5. L’utilisateur veut définir des paramètres de routages.</text:span></text:p>
      <text:p text:style-name="P4"><text:span text:style-name="T18"><text:tab/><text:tab/><text:tab/>5a. L’utilisateur saisi l’adresse destination en IP4/IP6.</text:span></text:p>
      <text:p text:style-name="P4"><text:span text:style-name="T18"><text:tab/><text:tab/><text:tab/>5b. L’utilisateur saisi l’adresse de la passerelle en IP4/IP6.</text:span></text:p>
      <text:p text:style-name="P4"><text:span text:style-name="T18"><text:tab/><text:tab/><text:tab/>5c. L’utilisateur saisi l’interface qu’il veut utiliser.</text:span></text:p>
      <text:p text:style-name="P4"><text:span text:style-name="T18"><text:tab/><text:tab/><text:tab/></text:span></text:p>
      <text:p text:style-name="P4"><text:span text:style-name="T19">CAS REFERENCES :<text:s/></text:span><text:span text:style-name="T20">aucun.</text:span></text:p>
      <text:p text:style-name="P4"><text:span text:style-name="T21"/></text:p>
      <text:p text:style-name="P4"><text:span text:style-name="T22">2.</text:span></text:p>
      <text:p text:style-name="P4"><text:span text:style-name="T22">TITRE :<text:s/></text:span><text:span text:style-name="T23">Créer une passerelle.</text:span></text:p>
      <text:p text:style-name="P4"><text:span text:style-name="T24">OBJECTIF :<text:s/></text:span><text:span text:style-name="T25">Pouvoir créer une passerelle et l’utiliser dans le réseau.</text:span></text:p>
      <text:p text:style-name="P4"><text:span text:style-name="T26">ACTEURS :<text:s/></text:span><text:span text:style-name="T27">L’utilisateur.</text:span></text:p>
      <text:p text:style-name="P4"><text:span text:style-name="T28">TYPE :<text:s/></text:span><text:span text:style-name="T29">Scénario nominale.</text:span></text:p>
      <text:p text:style-name="P4"><text:span text:style-name="T30">PRECONDITIONS :<text:s/></text:span><text:span text:style-name="T31">Avoir lancé le logiciel.</text:span></text:p>
      <text:p text:style-name="P4"><text:span text:style-name="T32">POSTCONDITIONS :<text:s/></text:span><text:span text:style-name="T33">La passerelle est créée.</text:span></text:p>
      <text:p text:style-name="P4"><text:span text:style-name="T34">DESCRIPTIF :</text:span></text:p>
      <text:p text:style-name="P5"><text:span text:style-name="T35">1. L’utilisateur clique sur l’icône de la passerelle.</text:span></text:p>
      <text:p text:style-name="P5"><text:span text:style-name="T35">2. L’utilisateur déplace l’icône sur la zone qui représente le réseau.</text:span></text:p>
      <text:p text:style-name="P5"><text:span text:style-name="T35">3. L’utilisateur choisi le nombre d’interfaces qu’il veut.</text:span></text:p>
      <text:p text:style-name="P5"><text:span text:style-name="T35">4. L’utilisateur saisi l’adresse IP4 et/ou IP6 de la passerelle pour toutes ses interfaces.</text:span></text:p>
      <text:p text:style-name="P5"><text:span text:style-name="T35">5. L’utilisateur saisi le masque 4 et/ou 6 de la passerelle pour toutes ses interfaces.</text:span></text:p>
      <text:p text:style-name="P6"><text:span text:style-name="T36">FLUX ALTERNATIFS :</text:span></text:p>
      <text:p text:style-name="P7"><text:span text:style-name="T37">6. L’utilisateur veut définir des paramètres de routages.</text:span></text:p>
      <text:p text:style-name="P8"><text:span text:style-name="T37"><text:tab/><text:tab/><text:tab/>6a. L’utilisateur saisi l’adresse destination en IP4/IP6.</text:span></text:p>
      <text:p text:style-name="P8"><text:span text:style-name="T37"><text:tab/><text:tab/><text:tab/>6b. L’utilisateur saisi l’adresse de la passerelle en IP4/IP6.</text:span></text:p>
      <text:p text:style-name="P8"><text:span text:style-name="T37"><text:tab/><text:tab/><text:tab/>6c. L’utilisateur saisi l’interface qu’il veut utiliser.</text:span></text:p>
      <text:p text:style-name="P8"><text:span text:style-name="T38">CAS REFERENCES :<text:s/></text:span><text:span text:style-name="T39">aucun.</text:span></text:p>
      <text:p text:style-name="P8"><text:span text:style-name="T40"/></text:p>
      <text:p text:style-name="P8"><text:span text:style-name="T40"/></text:p>
      <text:p text:style-name="P8"><text:span text:style-name="T41">3.</text:span></text:p>
      <text:p text:style-name="P8"><text:span text:style-name="T41">TITRE :<text:s/></text:span><text:span text:style-name="T42">Créer un hub.</text:span></text:p>
      <text:p text:style-name="P8"><text:span text:style-name="T43">OBJECTIF :<text:s/></text:span><text:span text:style-name="T44">Pouvoir créer un hub pour l’utiliser dans un réseau.</text:span></text:p>
      <text:p text:style-name="P8"><text:span text:style-name="T45">ACTEURS :<text:s/></text:span><text:span text:style-name="T46">L’utilisateur.</text:span></text:p>
      <text:p text:style-name="P8"><text:span text:style-name="T47">TYPE :<text:s/></text:span><text:span text:style-name="T48">Scénario nominale.</text:span></text:p>
      <text:p text:style-name="P8"><text:span text:style-name="T49">PRECONDITIONS :<text:s/></text:span><text:span text:style-name="T50">Il faut avoir lancé le logiciel.</text:span></text:p>
      <text:p text:style-name="P8"><text:span text:style-name="T51">POSTCONDITIONS :<text:s/></text:span><text:span text:style-name="T52">Le hub est créé.</text:span></text:p>
      <text:p text:style-name="P8"><text:span text:style-name="T53">DESCRIPTIF : </text:span></text:p>
      <text:p text:style-name="P9"><text:span text:style-name="T54">1. L’utilisateur clique sur l’icône du hub.</text:span></text:p>
      <text:p text:style-name="P9"><text:span text:style-name="T54">2. L’utilisateur déplace l’icône sur la zone qui représente le réseau.</text:span></text:p>
      <text:p text:style-name="P9"><text:span text:style-name="T54">3. L’utilisateur saisi l’adresse IP4 et/ou IP6 du hub.</text:span></text:p>
      <text:p text:style-name="P9"><text:span text:style-name="T54">4. L’utilisateur saisi le masque 4 et/ou 6 du hub.</text:span></text:p>
      <text:p text:style-name="P10"><text:span text:style-name="T55">FLUX ALTERNATIFS :</text:span></text:p>
      <text:p text:style-name="P10"><text:span text:style-name="T55"><text:tab/><text:tab/></text:span><text:span text:style-name="T56">5. L’utilisateur veut définir des paramètres de routages.</text:span></text:p>
      <text:p text:style-name="P10"><text:span text:style-name="T56"><text:tab/><text:tab/><text:tab/>5a. L’utilisateur saisi l’adresse destination en IP4/IP6.</text:span></text:p>
      <text:p text:style-name="P10"><text:span text:style-name="T56"><text:tab/><text:tab/><text:tab/>5b. L’utilisateur saisi l’adresse de la passerelle en IP4/IP6.</text:span></text:p>
      <text:p text:style-name="P10"><text:span text:style-name="T56"><text:tab/><text:tab/><text:tab/>5c. L’utilisateur saisi l’interface qu’il veut utiliser.</text:span></text:p>
      <text:p text:style-name="P10"><text:span text:style-name="T56"><text:tab/><text:tab/><text:tab/></text:span></text:p>
      <text:p text:style-name="P10"><text:span text:style-name="T57">CAS REFERENCES :<text:s/></text:span><text:span text:style-name="T58">aucun.</text:span></text:p>
      <text:p text:style-name="P10"><text:span text:style-name="T59"/></text:p>
      <text:p text:style-name="P10"><text:span text:style-name="T59"/></text:p>
      <text:p text:style-name="P10"><text:span text:style-name="T59"/></text:p>
      <text:p text:style-name="P10"><text:span text:style-name="T60">4.</text:span></text:p>
      <text:p text:style-name="P10"><text:span text:style-name="T60">TITRE :<text:s/></text:span><text:span text:style-name="T61">Relier une machine à une machine/hub/passerelle.</text:span></text:p>
      <text:p text:style-name="P10"><text:span text:style-name="T62">OBJECTIF :<text:s/></text:span><text:span text:style-name="T63">Pouvoir relier une machine avec un autre dispositif pour qu’il puisse se « voir » dans le réseau.</text:span></text:p>
      <text:p text:style-name="P10"><text:span text:style-name="T64">ACTEURS :<text:s/></text:span><text:span text:style-name="T65">L’utilisateur.</text:span></text:p>
      <text:p text:style-name="P10"><text:span text:style-name="T66">TYPE :<text:s/></text:span><text:span text:style-name="T67">Scénario nominale.</text:span></text:p>
      <text:p text:style-name="P10"><text:span text:style-name="T68">PRECONDITIONS :<text:s/></text:span><text:span text:style-name="T69">Il faut avoir lancé le logiciel, créée une machine et un autre dispositif.</text:span></text:p>
      <text:p text:style-name="P10"><text:span text:style-name="T70">POSTCONDITIONS :<text:s/></text:span><text:span text:style-name="T71">La machine est reliée avec l’autre dispositif.</text:span></text:p>
      <text:p text:style-name="P10"><text:span text:style-name="T72">DESCRIPTIF : </text:span></text:p>
      <text:p text:style-name="P11"><text:span text:style-name="T73">1. L’utilisateur clique sur l’icône du câble.</text:span></text:p>
      <text:p text:style-name="P11"><text:span text:style-name="T73">2. L’utilisateur déplace l’icône sur la machine à relié.</text:span></text:p>
      <text:p text:style-name="P11"><text:span text:style-name="T73">3. L’utilisateur clique sur le dispositif auquel il veut relier la machine.</text:span></text:p>
      <text:p text:style-name="P12"><text:span text:style-name="T74">CAS REFERENCES :<text:s/></text:span><text:span text:style-name="T75">aucun.</text:span></text:p>
      <text:p text:style-name="P12"><text:span text:style-name="T76">5.</text:span></text:p>
      <text:p text:style-name="P12"><text:span text:style-name="T76">TITRE :<text:s/></text:span><text:span text:style-name="T77">Allumer un dispositif.</text:span></text:p>
      <text:p text:style-name="P12"><text:span text:style-name="T78">OBJECTIF :<text:s/></text:span><text:span text:style-name="T79">Pouvoir allumer un dispositif pour qu’il soit visible sur le réseau.</text:span></text:p>
      <text:p text:style-name="P12"><text:span text:style-name="T80">ACTEURS :<text:s/></text:span><text:span text:style-name="T81">L’utilisateur.</text:span></text:p>
      <text:p text:style-name="P12"><text:span text:style-name="T82">TYPE :<text:s/></text:span><text:span text:style-name="T83">Scénario nominale.</text:span></text:p>
      <text:p text:style-name="P12"><text:span text:style-name="T84">PRECONDITIONS :<text:s/></text:span><text:span text:style-name="T85">Il faut avoir lancé le logiciel, et créer un dispositif.</text:span></text:p>
      <text:p text:style-name="P12"><text:span text:style-name="T86">POSTCONDITIONS :<text:s/></text:span><text:span text:style-name="T87">Le dispositif est allumé.</text:span></text:p>
      <text:p text:style-name="P12"><text:span text:style-name="T88">DESCRIPTIF :<text:s/></text:span><text:span text:style-name="T89">1. L’utilisateur clique sur l’icône on/off.</text:span></text:p>
      <text:p text:style-name="P12"><text:span text:style-name="T90">CAS REFERENCES :<text:s/></text:span><text:span text:style-name="T91">aucun.</text:span></text:p>
      <text:p text:style-name="P12"><text:span text:style-name="T91"/></text:p>
      <text:p text:style-name="P12"><text:span text:style-name="T9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